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5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5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5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5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5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5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5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5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5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5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5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5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5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5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5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5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5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5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5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5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5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5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5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5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5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5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5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5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5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5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5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5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5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5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8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5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8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5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8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5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number-columns-repeated="2" table:default-cell-style-name="ce107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6" table:default-cell-style-name="ce120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8" calcext:value-type="float" table:number-columns-spanned="1" table:number-rows-spanned="3">
            <text:p>8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2"/>
          <table:covered-table-cell table:number-columns-repeated="2" table:style-name="ce68"/>
          <table:covered-table-cell table:style-name="ce45"/>
          <table:table-cell table:style-name="ce90" table:formula="of:=SUM([.G5:.G200])" office:value-type="float" office:value="33" calcext:value-type="float">
            <text:p>33</text:p>
          </table:table-cell>
          <table:table-cell table:style-name="ce92" table:formula="of:=SUM([.H5:.H200])" office:value-type="float" office:value="29.4333333333178" calcext:value-type="float">
            <text:p>29,43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4.125" calcext:value-type="float">
            <text:p>4,13</text:p>
          </table:table-cell>
          <table:table-cell table:style-name="ce92" table:formula="of:=[.H2]/[.A2]" office:value-type="float" office:value="3.67916666666473" calcext:value-type="float">
            <text:p>3,68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8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5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45M00S" calcext:value-type="time">
            <text:p>13:45</text:p>
          </table:table-cell>
          <table:table-cell table:style-name="ce70" office:value-type="time" office:time-value="PT15H09M00S" calcext:value-type="time">
            <text:p>15:09</text:p>
          </table:table-cell>
          <table:table-cell table:style-name="ce85" table:formula="of:=([.E17] - [.D17])*24" office:value-type="float" office:value="1.4" calcext:value-type="float">
            <text:p>1,40</text:p>
          </table:table-cell>
          <table:table-cell table:style-name="ce28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35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155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26M00S" calcext:value-type="time">
            <text:p>17:26</text:p>
          </table:table-cell>
          <table:table-cell table:style-name="ce71" office:value-type="time" office:time-value="PT17H32M00S" calcext:value-type="time">
            <text:p>17:32</text:p>
          </table:table-cell>
          <table:table-cell table:style-name="ce87" table:formula="of:=([.E18] - [.D18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33M00S" calcext:value-type="time">
            <text:p>17:33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9] - [.D19])*24" office:value-type="float" office:value="0.283333333333335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51M00S" calcext:value-type="time">
            <text:p>17:51</text:p>
          </table:table-cell>
          <table:table-cell table:style-name="ce71" office:value-type="time" office:time-value="PT21H12M00S" calcext:value-type="time">
            <text:p>21:12</text:p>
          </table:table-cell>
          <table:table-cell table:style-name="ce87" table:formula="of:=([.E20] - [.D20])*24" office:value-type="float" office:value="3.35" calcext:value-type="float">
            <text:p>3,3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10-04" calcext:value-type="date">
            <text:p>4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4H29M00S" calcext:value-type="time">
            <text:p>14:29</text:p>
          </table:table-cell>
          <table:table-cell table:style-name="ce70" office:value-type="time" office:time-value="PT15H59M00S" calcext:value-type="time">
            <text:p>15:59</text:p>
          </table:table-cell>
          <table:table-cell table:style-name="ce85" table:formula="of:=([.E21] - [.D21])*24" office:value-type="float" office:value="1.5" calcext:value-type="float">
            <text:p>1,50</text:p>
          </table:table-cell>
          <table:table-cell table:style-name="ce28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155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46M00S" calcext:value-type="time">
            <text:p>17:46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87" table:formula="of:=([.E22] - [.D2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108" office:value-type="time" office:time-value="PT18H30M00S" calcext:value-type="time">
            <text:p>18:30</text:p>
          </table:table-cell>
          <table:table-cell table:style-name="ce87" table:formula="of:=([.E23] - [.D23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9H44M00S" calcext:value-type="time">
            <text:p>19:44</text:p>
          </table:table-cell>
          <table:table-cell table:style-name="ce108" office:value-type="time" office:time-value="PT20H08M00S" calcext:value-type="time">
            <text:p>20:08</text:p>
          </table:table-cell>
          <table:table-cell table:style-name="ce87" table:formula="of:=([.E24] - [.D24])*24" office:value-type="float" office:value="0.400000000000001" calcext:value-type="float">
            <text:p>0,4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71" office:value-type="time" office:time-value="PT20H22M00S" calcext:value-type="time">
            <text:p>20:22</text:p>
          </table:table-cell>
          <table:table-cell table:style-name="ce71" office:value-type="time" office:time-value="PT21H22M00S" calcext:value-type="time">
            <text:p>21:22</text:p>
          </table:table-cell>
          <table:table-cell table:style-name="ce87" table:formula="of:=([.E25] - [.D25])*24" office:value-type="float" office:value="0.999999999999999" calcext:value-type="float">
            <text:p>1,0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10-05" calcext:value-type="date">
            <text:p>5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2M00S" calcext:value-type="time">
            <text:p>13:12</text:p>
          </table:table-cell>
          <table:table-cell table:style-name="ce70" office:value-type="time" office:time-value="PT13H56M00S" calcext:value-type="time">
            <text:p>13:56</text:p>
          </table:table-cell>
          <table:table-cell table:style-name="ce85" table:formula="of:=([.E26] - [.D26])*24" office:value-type="float" office:value="0.733333333333333" calcext:value-type="float">
            <text:p>0,73</text:p>
          </table:table-cell>
          <table:table-cell table:style-name="ce28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35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155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4H47M00S" calcext:value-type="time">
            <text:p>14:47</text:p>
          </table:table-cell>
          <table:table-cell table:style-name="ce108" office:value-type="time" office:time-value="PT16H27M00S" calcext:value-type="time">
            <text:p>16:27</text:p>
          </table:table-cell>
          <table:table-cell table:style-name="ce87" table:formula="of:=([.E27] - [.D27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1H43M00S" calcext:value-type="time">
            <text:p>21:43</text:p>
          </table:table-cell>
          <table:table-cell table:style-name="ce108" office:value-type="time" office:time-value="PT22H19M00S" calcext:value-type="time">
            <text:p>22:19</text:p>
          </table:table-cell>
          <table:table-cell table:style-name="ce87" table:formula="of:=([.E28] - [.D28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2H29M00S" calcext:value-type="time">
            <text:p>22:29</text:p>
          </table:table-cell>
          <table:table-cell table:style-name="ce108" office:value-type="time" office:time-value="PT23H05M00S" calcext:value-type="time">
            <text:p>23:05</text:p>
          </table:table-cell>
          <table:table-cell table:style-name="ce87" table:formula="of:=([.E29] - [.D29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10-06" calcext:value-type="date">
            <text:p>6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21H45M00S" calcext:value-type="time">
            <text:p>21:45</text:p>
          </table:table-cell>
          <table:table-cell table:style-name="ce70" office:value-type="time" office:time-value="PT22H26M00S" calcext:value-type="time">
            <text:p>22:26</text:p>
          </table:table-cell>
          <table:table-cell table:style-name="ce85" table:formula="of:=([.E30] - [.D30])*24" office:value-type="float" office:value="0.683333333333334" calcext:value-type="float">
            <text:p>0,68</text:p>
          </table:table-cell>
          <table:table-cell table:style-name="ce28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35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155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office:value-type="time" office:time-value="PT22H44M00S" calcext:value-type="time">
            <text:p>22:44</text:p>
          </table:table-cell>
          <table:table-cell table:style-name="ce108" office:value-type="time" office:time-value="PT23H41M00S" calcext:value-type="time">
            <text:p>23:41</text:p>
          </table:table-cell>
          <table:table-cell table:style-name="ce87" table:formula="of:=([.E31] - [.D31])*24" office:value-type="float" office:value="0.950000000000002" calcext:value-type="float">
            <text:p>0,9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10-07" calcext:value-type="date">
            <text:p>7.10.2023</text:p>
          </table:table-cell>
          <table:table-cell table:style-name="ce69" office:value-type="string" calcext:value-type="string">
            <text:p>samples</text:p>
          </table:table-cell>
          <table:table-cell table:style-name="ce70" office:value-type="time" office:time-value="PT15H16M00S" calcext:value-type="time">
            <text:p>15:16</text:p>
          </table:table-cell>
          <table:table-cell table:style-name="ce70" office:value-type="time" office:time-value="PT15H37M00S" calcext:value-type="time">
            <text:p>15:37</text:p>
          </table:table-cell>
          <table:table-cell table:style-name="ce85" table:formula="of:=([.E32] - [.D32])*24" office:value-type="float" office:value="0.350000000000001" calcext:value-type="float">
            <text:p>0,35</text:p>
          </table:table-cell>
          <table:table-cell table:style-name="ce28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4.89999999999612" calcext:value-type="float" table:number-columns-spanned="1" table:number-rows-spanned="4">
            <text:p>4,90</text:p>
          </table:table-cell>
          <table:table-cell table:style-name="ce155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5H52M00S" calcext:value-type="time">
            <text:p>15:52</text:p>
          </table:table-cell>
          <table:table-cell table:style-name="ce108" office:value-type="time" office:time-value="PT16H14M00S" calcext:value-type="time">
            <text:p>16:14</text:p>
          </table:table-cell>
          <table:table-cell table:style-name="ce87" table:formula="of:=([.E33] - [.D33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6H28M00S" calcext:value-type="time">
            <text:p>16:28</text:p>
          </table:table-cell>
          <table:table-cell table:style-name="ce108" office:value-type="time" office:time-value="PT18H53M00S" calcext:value-type="time">
            <text:p>18:53</text:p>
          </table:table-cell>
          <table:table-cell table:style-name="ce87" table:formula="of:=([.E34] - [.D34])*24" office:value-type="float" office:value="2.41666666666667" calcext:value-type="float">
            <text:p>2,4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084967H03M59.999999944S" calcext:value-type="time">
            <text:p>23:04</text:p>
          </table:table-cell>
          <table:table-cell table:style-name="ce108" office:value-type="time" office:time-value="PT1084968H49M59.999999721S" calcext:value-type="time">
            <text:p>00:50</text:p>
          </table:table-cell>
          <table:table-cell table:style-name="ce87" table:formula="of:=([.E35] - [.D35])*24" office:value-type="float" office:value="1.76666666666279" calcext:value-type="float">
            <text:p>1,7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10-08" calcext:value-type="date">
            <text:p>8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084989H58M00.000000447S" calcext:value-type="time">
            <text:p>21:58</text:p>
          </table:table-cell>
          <table:table-cell table:style-name="ce70" office:value-type="time" office:time-value="PT1084992H33M59.999999944S" calcext:value-type="time">
            <text:p>00:34</text:p>
          </table:table-cell>
          <table:table-cell table:style-name="ce85" table:formula="of:=([.E36] - [.D36])*24" office:value-type="float" office:value="2.59999999991851" calcext:value-type="float">
            <text:p>2,60</text:p>
          </table:table-cell>
          <table:table-cell table:style-name="ce28" table:formula="of:=COUNTA([.F36:.F36])" office:value-type="float" office:value="1" calcext:value-type="float">
            <text:p>1</text:p>
          </table:table-cell>
          <table:table-cell table:style-name="ce35" table:formula="of:=SUM([.F36:.F36])" office:value-type="float" office:value="2.59999999991851" calcext:value-type="float">
            <text:p>2,60</text:p>
          </table:table-cell>
          <table:table-cell table:style-name="ce155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10-09" calcext:value-type="date">
            <text:p>9.10.2023</text:p>
          </table:table-cell>
          <table:table-cell table:style-name="ce69"/>
          <table:table-cell table:style-name="ce70" table:number-columns-repeated="2"/>
          <table:table-cell table:style-name="ce85" table:formula="of:=([.E37] - [.D37])*24" office:value-type="float" office:value="0" calcext:value-type="float">
            <text:p>0,00</text:p>
          </table:table-cell>
          <table:table-cell table:style-name="ce28" table:formula="of:=COUNTA([.F37:.F40])" office:value-type="float" office:value="1" calcext:value-type="float">
            <text:p>1</text:p>
          </table:table-cell>
          <table:table-cell table:style-name="ce35" table:formula="of:=SUM([.F37:.F40])" office:value-type="float" office:value="0" calcext:value-type="float">
            <text:p>0,00</text:p>
          </table:table-cell>
          <table:table-cell table:style-name="ce155"/>
          <table:table-cell table:number-columns-repeated="1012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104853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15:38:09.7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9T00:40:14.274000000</dc:date>
    <meta:editing-duration>P7DT22H3M25S</meta:editing-duration>
    <meta:editing-cycles>582</meta:editing-cycles>
    <meta:generator>LibreOffice/7.3.2.2$Windows_X86_64 LibreOffice_project/49f2b1bff42cfccbd8f788c8dc32c1c309559be0</meta:generator>
    <meta:document-statistic meta:table-count="3" meta:cell-count="1179" meta:object-count="0"/>
  </office:meta>
</office:document-meta>
</file>